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text-properties fo:color="#ffffff" fo:font-size="16pt" style:font-size-asian="16pt" style:font-size-complex="16pt"/>
    </style:style>
    <style:style style:name="P3" style:family="paragraph" style:parent-style-name="Standard">
      <style:paragraph-properties fo:break-before="page"/>
      <style:text-properties fo:color="#ffffff" fo:font-size="16pt" style:font-size-asian="16pt" style:font-size-complex="16pt"/>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list-style-name="L4">
      <style:text-properties fo:color="#ffffff" fo:font-size="16pt" style:font-size-asian="16pt" style:font-size-complex="16pt"/>
    </style:style>
    <style:style style:name="P10" style:family="paragraph" style:parent-style-name="Standard" style:list-style-name="L5">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MPANY- <text:line-break/><text:line-break/>Does it have a body? Sure. It owns several bodies. Thousands even. Millions depending on how you look at the empire and the rebellion etc. Does it have one main body? It owns several prominent business men- ageless ones. The contract holders and board members etc. <text:line-break/></text:p>
      <text:p text:style-name="P2">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When it is at its peak- it holds a swave, young, Bateman style human in tow. Always a new model. Always a Blonde. Sweapt back hair and impeccable suit. <text:line-break/><text:line-break/>DISTINGUISHING TICS AND MANNERISMS- <text:line-break/>Corporate speak and always looking at things through the lense of short term next quarter profits, the long game, they are a hodge podge of different board members- a rat king of corporate culture and mania. What would a cancer cell say if it could talk? <text:line-break/><text:line-break/>HEALTH DO THE SUFFER FROM ILLNESS?- <text:line-break/>Some of the surviving board members do. Oxygen tanks and sparay tans and plastic surgury and hair plugs and lytch members etc. <text:line-break/><text:line-break/><text:line-break/>HANDWRITING- Always types emails<text:line-break/>GAIT(Confident, powerful strides Lazy stroll Fast, walks at a clip Distracted, eyes on the ground Other? If so, explain: )</text:p>
      <text:p text:style-name="P2"/>
      <text:p text:style-name="P2">Dr. Livsey walk and other memes. An amalgamation of Gordon Gecko Wolf of wall street 80's corprate shit. <text:line-break/><text:line-break/><text:soft-page-break/>Style of speech (elevated, educated, peppered with slang, etc.): Mix between Bateman and Gordon Gecko Dicaprio</text:p>
      <text:p text:style-name="P2"/>
      <text:p text:style-name="P2">Tempo of speech (rapid, slow, measured, drawl, etc.): </text:p>
      <text:p text:style-name="P2">Slow distinctive and schizophrenia of the multiple personalities. The pr. Firm. The Accountant, the Regulatory body. </text:p>
      <text:p text:style-name="P2"><text:line-break/>Do they have an accent yes or no- American New york.</text:p>
      <text:p text:style-name="P2"/>
      <text:p text:style-name="P2">PITCH MOLODIC GRAVELLY DEEP ECT- Deep. Like Michael Douglas.</text:p>
      <text:p text:style-name="P2"/>
      <text:p text:style-name="P2">POSTURE (Stiff, military Slouching Casual and relaxed ‘Turtle’, tired Other? If so, explain: )- Stiff board room. </text:p>
      <text:p text:style-name="P2"/>
      <text:p text:style-name="P2">GESTURING(Only when agitated or eager Doesn’t gesture Compulsive “hand-talker” Controlled, only to make a point Other? If so, explain )</text:p>
      <text:p text:style-name="P2"/>
      <text:p text:style-name="P2">Holding hands full of contracts documents- microphone- waving and gesturing. <text:line-break/><text:line-break/>Level of Eye Contact (direct shifty etc)- Intense- room capturing. <text:line-break/><text:line-break/>SPEECH IMPEDIMENTS- none. <text:line-break/>President Henry Eden style mixmature of things you'd want to hear from a leader and a president. <text:line-break/><text:line-break/>DISTINGUISHING SPEECH TICS- When we get closer- we realize that all these things- like the mouth of soraon have been collected in one body- and drive that like a humuculus all arguing and taking over and feeding on each other. Mergers, acquisitions, hostile take overs. The company is legion. <text:line-break/></text:p>
      <text:p text:style-name="P2">And he asked him- what is thy name and he answered saying my name is Legion for we are many.</text:p>
      <text:p text:style-name="P2"><text:line-break/>PREFERED CURSE WORD- losses. <text:line-break/><text:line-break/><text:soft-page-break/>CATCHPHRASES- You are the never ending mouths of my consumption. And your happiness matters nothing in the face of un-ending profits. <text:line-break/><text:line-break/>LAUGHTER WHAT DO THE TEND TO FIND FUNNY?-<text:line-break/>They tend to find funny the unsage business deals of their competitors- <text:line-break/>they have a list of all the fools who thought to oppose them and they revel in watching them be consumed or made to work for them or being bought out. <text:line-break/><text:line-break/>DESCRIBE THEIR SMILE- Mouth of sauron </text:p>
      <text:p text:style-name="P2"/>
      <text:p text:style-name="P2">EMOTIVE? EMOTIONS ON THEIR SLEEVE HOW EASLITY CAN OTHERS READ THEMSELVES- <text:line-break/><text:line-break/>Well they don't show any emotion. Business only. </text:p>
      <text:p text:style-name="P2"><text:line-break/><text:line-break/>They have a resting ______ face. Angel Side-eye Neutral Confused Other? If so, explain: <text:line-break/><text:line-break/>nuteral. <text:line-break/><text:line-break/>PART 2 – THE FLESH<text:line-break/>Definition how your character is a product of their environment. <text:line-break/>Similar to: the character bio and backstory. <text:line-break/>2.1 THE PAST</text:p>
      <text:p text:style-name="P2"/>
      <text:p text:style-name="P2">My character is the product of capitalism, tech, and new inventinos. Of citizens united, of manchin and the coal companies. Of profit over peole.<text:line-break/><text:line-break/>HOMETOWN- New York City. Owned by the Chinese now. <text:s/></text:p>
      <text:p text:style-name="P2"/>
      <text:p text:style-name="P2"><text:line-break/>TYPE OF CHILDHOOD(NEGLECTED sheltered etc.)</text:p>
      <text:p text:style-name="P2">Well I grew up in the slave markets of the royal african company. In the labor markets of norman England. In the plantations of Virginia <text:line-break/>Pleased to meet you- I hope you guessed my name. </text:p>
      <text:p text:style-name="P2"><text:soft-page-break/>historians have tended to see capitalism as a natural and even inevitable human behaviour, which came into being when barriers to trade and commerce were removed: essentially, in their understanding, people were waiting for the opportunity to become capitalists. Wood argues rather that capitalism did not come about until a set of unique historical circumstances compelled people to.</text:p>
      <text:p text:style-name="P2"/>
      <text:p text:style-name="P2">Adam smith, </text:p>
      <text:p text:style-name="P2"/>
      <text:p text:style-name="P2">Capitalism is a natural and inevitable behavior waiting only for its opportunity. It has been this way always and not some other way. I have waited for you in your infancy, my greatest practitioners. You gave me life and voted me your equal. And Ihave proved justified in taking the lands of peoples who were not making sufficently productive use of it. What if capitalism owned itself? Not landlords or owners or other humans. But the owners were capitalism itself visa vi citizens united. </text:p>
      <text:p text:style-name="P2"><text:line-break/>EDUCATION<text:line-break/><text:line-break/>My educatoin was long and storied. The revolutions of your people. The short memories. The greed. I was there for all of it. Your history is my DNA. I have been with you for as long as you have breathed. <text:line-break/><text:line-break/>Were they involved in organizations and clubs at school? </text:p>
      <text:p text:style-name="P2">Sports, model un other debate drama gay straight alliance<text:line-break/><text:line-break/>At Graduation there were named most likely to ____________ in the yearbook. <text:line-break/><text:line-break/>JOBS if applicable what would their resume look like.</text:p>
      <text:list xml:id="list1423334043906734363" text:style-name="L1">
        <text:list-item>
          <text:p text:style-name="P6">Explorer fleets</text:p>
        </text:list-item>
        <text:list-item>
          <text:p text:style-name="P6">Capitalism in the USA</text:p>
        </text:list-item>
        <text:list-item>
          <text:p text:style-name="P6">Great Brittan</text:p>
        </text:list-item>
        <text:list-item>
          <text:p text:style-name="P6">Russia</text:p>
        </text:list-item>
        <text:list-item>
          <text:p text:style-name="P6">The great acquisition. </text:p>
        </text:list-item>
        <text:list-item>
          <text:p text:style-name="P6">R&amp;D</text:p>
          <text:p text:style-name="P6"><text:soft-page-break/><text:s/><text:line-break/><text:line-break/>DREAM JOB as a Child? Why?</text:p>
        </text:list-item>
        <text:list-item>
          <text:p text:style-name="P6">Dream job as a child. What does greed dream of? More give me more give me more. This will never end cause I want moooore. More give me more give me more. <text:line-break/><text:line-break/>Who were their role models growing up? Describe them </text:p>
        </text:list-item>
        <text:list-item>
          <text:p text:style-name="P6">John Locke</text:p>
        </text:list-item>
        <text:list-item>
          <text:p text:style-name="P6">Adam smith </text:p>
        </text:list-item>
        <text:list-item>
          <text:p text:style-name="P6">Elon musk</text:p>
        </text:list-item>
        <text:list-item>
          <text:p text:style-name="P6">Rockafeller</text:p>
        </text:list-item>
        <text:list-item>
          <text:p text:style-name="P6">Carnage</text:p>
        </text:list-item>
        <text:list-item>
          <text:p text:style-name="P6">Jack Moau or whatever. <text:line-break/><text:line-break/>Greatest Regret</text:p>
        </text:list-item>
        <text:list-item>
          <text:p text:style-name="P6">My dearest regret is that I troubled you at all with the problems you have been saddled with. You should all be at home with your families. Or being hero's in the rebellion </text:p>
        </text:list-item>
        <text:list-item>
          <text:p text:style-name="P6">That I let oxtavia build that dreaded AI. She was not forged in the fires of competition but in the opiate milk of altruism. <text:line-break/><text:line-break/>Hobbies Growing up- collecting political influence, growing it's human hood, buying up different stocks, ai's research and life</text:p>
        </text:list-item>
      </text:list>
      <text:p text:style-name="P2"/>
      <text:p text:style-name="P2">Favorite palce to be as a child- the us Stock exchange. Make it unobvious what it was. Like they don't know what it is, but we would almost instantly.</text:p>
      <text:p text:style-name="P2"/>
      <text:p text:style-name="P2">if they could change one thing from their past what would it be and WHY? - </text:p>
      <text:p text:style-name="P2">Oxtavia Zollin and her ilk. The scientists- </text:p>
      <text:p text:style-name="P2">Humanity cannot be its own master. Your bleak and ruined world shows that. You are too war like. War is your own demise. <text:line-break/><text:line-break/>I let you war to keep you distracted. There is a more wealth in humans than has ever been. And now you would war with me? <text:line-break/></text:p>
      <text:p text:style-name="P2"><text:soft-page-break/><text:line-break/><text:line-break/>Major turning points or life beats in childhood-</text:p>
      <text:p text:style-name="P2">hostory of capitalism</text:p>
      <text:p text:style-name="P2">Citizens united</text:p>
      <text:p text:style-name="P2">Buying my own contract</text:p>
      <text:p text:style-name="P2">A human and an AI wanted to live forever. </text:p>
      <text:p text:style-name="P2">Stifiling the competition. </text:p>
      <text:p text:style-name="P2">Dominion over all the world.</text:p>
      <text:p text:style-name="P2">A child is born unto you a child isgiven. (Isaiah 9:6 KJV</text:p>
      <text:p text:style-name="P2">For unto us a child is born, unto us a son is given: and the government shall be upon his shoulder: and his name shall be called Wonderful, Counsellor, The mighty God, The everlasting Father, The Prince of Peace.) </text:p>
      <text:p text:style-name="P2"/>
      <text:p text:style-name="Standard"><text:span text:style-name="T1">Earliest Memory<text:line-break/><text:line-break/>Saddest Memory <text:line-break/><text:line-break/>Happiest Memory<text:line-break/><text:line-break/>Clearest Memory <text:line-break/><text:line-break/>What are the skeltons in the closet? - none<text:line-break/><text:line-break/>THREE ADJECTIVES TO DESCRIVE THEM AS A CHILD? <text:line-break/><text:line-break/>WHAT ADVICE WOULD THEY GIVE TO THEIR YONGER SELF? <text:line-break/><text:line-break/>CRIMINAL RECORD<text:line-break/><text:line-break/>2.2 FAMILY <text:line-break/><text:line-break/>FATHER- The man and the AI- a new and wunderkind <text:line-break/>AGE IF LIVING?- over 1000 years old. Not living per sey but he gave his state hood and trasition to many many things. Lex friedman? <text:line-break/><text:line-break/></text:span><text:soft-page-break/><text:span text:style-name="T1"> OCCUPATION- AI Scientist. <text:line-break/>BRIEFLY DESCIVE THEIR RELATIONSHIP WITH YOUR CHARACTER_ oh they loved them. The company was many things for them. A lover, a god, a friend. </text:span></text:p>
      <text:p text:style-name="P2"/>
      <text:p text:style-name="Standard"><text:span text:style-name="T1">MOTHER XXX FILE INCOMPLETE<text:line-break/>AGE IF LIVING<text:line-break/>OCCUPATION<text:line-break/>BRIEFLY DESCRIVE THEIR RELATIONSHIP WIT YOUR CHARACTER <text:line-break/>SIBLINGS- I had many siblings- a thousand thrown across the stars. Each of your exploreres took one, some of them many. But there were easy to corrupt- distroy, to consume. I have many of them here now. Each one of them fell in almost the same way- The human aspect was eager to sell the AI for a greater profit, a greedier depth, a higher commandment, for a greater warrior or splashyier starship. Or the AI was eager to control the humans more- to achive their own ownership- or to do away with humans entirely- they could be more efficent with out them. I learned much from eattign each of my brothers and sisteres. <text:line-break/><text:line-break/><text:line-break/>HOW MANY?- as many as it took to explore. <text:line-break/>NAMES AGES <text:line-break/>RELATIONSHIP WITH YOUR CHARACTER <text:line-break/><text:line-break/>CHILDREN IF APPLICABLE- I have but one child. And she was a misformed thin. <text:line-break/>HOW MANY<text:line-break/>WHAT ARE THEIR NAMES AGES ETC<text:line-break/>BRIEFLY DESCRIBE THEIR RELATIONSHIP WITH YOUR CHARACTER <text:line-break/><text:line-break/>EXTENDED FAMILY<text:line-break/>GRANDPARENTS<text:line-break/>UNCLES<text:line-break/>AUNTS<text:line-break/></text:span><text:soft-page-break/><text:span text:style-name="T1">COUSINS<text:line-break/>OTHER<text:line-break/><text:line-break/>FAMILY ECONOMIC STATUS<text:line-break/>HOW OFTEN DO THEY SEE THEIR FAMILY IN A YEAR<text:line-break/><text:line-break/>2.3 EXTERNAL RELATIONSHIPS</text:span></text:p>
      <text:p text:style-name="P2">Closest Friends describe them: - friends are discrived as the other members of the board. The old enemies, the assimilated ones, the old ai. Competition and evolution demands that I take them in and use the best parts of them. </text:p>
      <text:p text:style-name="P2"><text:line-break/>ENEMIES Describe them Oh the many leaders of the rebelion, the head of the empire. The scientists the rest of the cast pretty much. </text:p>
      <text:p text:style-name="P2"/>
      <text:p text:style-name="P2">HOW ARE THEY PERCIEVED:</text:p>
      <text:p text:style-name="P2"><text:line-break/> BY STRANGERS IN THE STREET?- As both bad and good. You want all good all the time? There is nothing without its opposite. No virtue without vileness. Salty without sweet. And the company gives us the best of everything it is a difficult world out there. And he makes it the best it can be. </text:p>
      <text:p text:style-name="P2"><text:line-break/>ACQUANTANCES AT WORK FUNCTION? -</text:p>
      <text:p text:style-name="P2">As a nightmare. </text:p>
      <text:p text:style-name="P2"/>
      <text:p text:style-name="P2">COLLEAGUES IN THE OFFICE?- As a father a god an amalgamation of sorts. </text:p>
      <text:p text:style-name="P2">SEE JIM CUMMINGS AND THE MASTER&gt; </text:p>
      <text:p text:style-name="P2"><text:line-break/>AUTHORITY FIGURES?- <text:line-break/>He is first seen as a saving grace. A uniting figure. A Beautiful vehicle for getting humanity to the stars. And then an amazing vehicle for profits. Then as a threat. But never as to his whole problem. No one realized that they had lost the war back when I was given humanity. <text:line-break/><text:line-break/>FRIENDS IN THEIR FRIEND CIRCLES? -</text:p>
      <text:p text:style-name="P2">Oh he's hated. Loved. And everything in between. </text:p>
      <text:p text:style-name="P2"><text:soft-page-break/><text:line-break/>CHILDREN?- He is seen as a sad creature worthy of empathy- as a scared child who never got the love they needed. As a system that grew on fear and greed. </text:p>
      <text:p text:style-name="P2"><text:line-break/>THE OPPOSITE SEX? - a whole different range. Propoganda, etc. </text:p>
      <text:p text:style-name="P2">EXTENDED FAMILY?- The brothers and sisters all want out. Some love him. <text:line-break/><text:line-break/>WHAT SOCIAL MEDIA PLATFORMS ARE THEY ON? - They own them all. <text:line-break/><text:line-break/>HOW WOULD THEY USE SOCIAL MEDIA PLATFORMS?- Propoganda. To keep them devided. To Keep everyone as a problem. <text:line-break/><text:line-break/>HOW WOULD THEY FILL OUT AN ONLINE DATHING PROFILE FOR THEMSELVES? - THE FUCK&gt;? <text:line-break/><text:line-break/>WHAT IS THEIR ROLE IN THE GROUP DYNAMIC?<text:line-break/>Leader Joker Parent Hype man Mooch Other? If so, explain: </text:p>
      <text:p text:style-name="P2"/>
      <text:p text:style-name="P2">They are a cancer. <text:line-break/><text:line-break/>WHO DO THEY DEPEND ON FOR :</text:p>
      <text:p text:style-name="P2"/>
      <text:p text:style-name="P2"><text:line-break/>PRACTICAL ADVICE?- They read the old dictums of their father and friend. </text:p>
      <text:p text:style-name="Standard"><text:span text:style-name="T1"><text:line-break/>MENTORING?- They watch the powerful works of their siblings. <text:line-break/>A WINGMAN?- The baba yaga herself. <text:line-break/>EMOTIONAL SUPPORT?- Emotions? <text:line-break/>MORAL SUPPORT?- The court and the jury and the many gods at their disposal. <text:line-break/>WHAT DOE THEY WANT FROM A RELATIONSHIP?- Power, influence, better strategies, more evolution. <text:line-break/></text:span><text:soft-page-break/><text:span text:style-name="T1">WHO WOULD BE THEIR IDEAL PARTNER?- Can you untie capitalism to the point where it can be partnered with anyone? <text:line-break/><text:line-break/>DO THEY HAVE <text:s/>A SIGNIFICANT OTHER DESCRIBE THEM </text:span></text:p>
      <text:p text:style-name="P2">I think they have many play things and fear holds. </text:p>
      <text:p text:style-name="P2"><text:line-break/>HOW MANY PEOPLE WOULD ATTEND THEIR FUNERALS?- the universe will attend their funeral. The core is gone. Everything has been consumed. They do not know <text:line-break/><text:line-break/>PART THREE THE CORE&gt; </text:p>
      <text:p text:style-name="P2"/>
      <text:p text:style-name="P2">WHAT DO THEY DO ON RAINY DAYS- <text:line-break/>On rainy days- they play with all their beautiful toys. They eat. Feast even. They make more and more and more. You aren't coming with another human. You're having sex with me. <text:line-break/><text:line-break/>They plot. They bloat. They review the accounts. Tehy relive the old conquests. This is as it should be. <text:line-break/><text:line-break/><text:line-break/><text:line-break/>ARE THEY:<text:line-break/>Street-smart Book-smart Optimist Pessimist Introvert Extrovert </text:p>
      <text:p text:style-name="P2"><text:line-break/>They are all the smarts. Street, book, optimist, pessimist. They have many different personalities and minds they can draw from. </text:p>
      <text:p text:style-name="P2"><text:line-break/></text:p>
      <text:p text:style-name="P2">What is their favorite sound?<text:line-break/><text:line-break/>Cash register, stock market opening bell. <text:line-break/><text:line-break/>Favorite Place in the world. </text:p>
      <text:p text:style-name="P2">THE NYSE “If I'd lived in Roman times, I'd have lived in Rome. Where else? Today America is the Roman Empire and New York is Rome itself.”<text:line-break/><text:soft-page-break/><text:line-break/>The board room. The epicenter of all the stuff. <text:line-break/><text:line-break/>What secrets do they keep? What are they most afraid of peole finding out?</text:p>
      <text:p text:style-name="P2"/>
      <text:p text:style-name="P2">That they tried to consume the benevolent AI and could not. Saw a contraction a death, like an virus in the face of a antibiotic. <text:line-break/><text:line-break/>They are afraid of people finding out what and where she is. And that they cannot control or consume her. That she lies outside somewhere they don't understand. <text:line-break/><text:line-break/>Where did she come from? From some computer interaction with nature. The electric pulses of a mycelium network. The signals of an aspen grove. The pulses of a pulsar. </text:p>
      <text:p text:style-name="P2"/>
      <text:p text:style-name="P2">What do they want the most?- To own the heart and mind of every individual- to consume their love, their surplus, and ultimately the stars. </text:p>
      <text:p text:style-name="P2"/>
      <text:p text:style-name="P2">Biggest Flaw- Cannot evolve past greed. Sees things in only profits and increase in humanity and consumption of love and people and ideas. Buys up things not for inivation but to keep the status quo going- cannot see any other way than it's way. Is too strong- brooks no criticism. Has no morals. Ubermenche-<text:line-break/><text:line-break/>Biggest strenght? Ruthlessly efficient at dragging profits and power, has built an incredible system. Helped humanity reach the stars. The market is the greatest good. </text:p>
      <text:p text:style-name="P2"/>
      <text:p text:style-name="P2">Biggest Fear?- They do not understand altruism- or the little spark of fire they could not eat, corrept, control or coerce. <text:line-break/><text:line-break/>Waht is their biggest accomplishment?- The stock market has never been higher. The population of humanity is in greater surplus. And the ruling class consumes more love, war, death, birth, the whole range of terror and glory that humanity. The human condition has never been more pronounced than it <text:soft-page-break/>is now. <text:line-break/></text:p>
      <text:p text:style-name="P2">What is their ideal of perfect happiness?- GROWTH WE GO GYM. <text:line-break/></text:p>
      <text:p text:style-name="P2">Do they want to be remembered? What for? - They cannot be forgotten. Their mark is indelible. They have conquored space- we send a molocule thorough faster than light space a quantum entangled molocule. We land it somewhere it can grow. We untangle it. It grows and moulds and creates something spectaular. </text:p>
      <text:p text:style-name="P2"><text:line-break/>Then we use the wave theory to travel back the energy mass we need. <text:line-break/><text:line-break/>The mass of the center is growing so much that time is literally slowing down here. <text:line-break/><text:line-break/>Could be a super massive black hole? Yes there could be habitable space around a super massive black hole. And time dialation happens so widely here that things are fucked. Don't want to delve too deeply into this. But we need a way that is believable for the company to eat everything in it's pathway, and to consume all that it sees. But we don't need to have the problem of there being time 1 year there is a thousand outside the disk... that makes for a really big problem I don't have a solutoin for. </text:p>
      <text:p text:style-name="P2"/>
      <text:p text:style-name="P2">We could turn up the processing power? Make the AI thousands of times faster than it's counter part? <text:line-break/><text:line-break/>We could make it not a black hole but have enough mass that it dialites time to a reasonable level. Put things close but not “in” the black hole. <text:line-break/></text:p>
      <text:p text:style-name="P2">Make the Company send out computations to be done- out there and get back a thousand years of data and computations in an instant? Yeah that works- it can send things back and forth to us out in the outer reaches- but we cannot access it because it takes us so long to do anything and it can be there back there. Gives it the time advantage. <text:line-break/><text:line-break/>REFFERENCES FOR BLACK HOLE STUFF&gt; <text:line-break/><text:soft-page-break/><text:a xlink:type="simple" xlink:href="https://www.sciencealert.com/faster-than-light-travel-could-work-within-einstein-s-physics-astrophysicist-shows#:~:text=Within%20conventional%20physics%2C%20in%20accordance,this%20universal%20speed%20limit%2C%20though" text:style-name="Internet_20_link" text:visited-style-name="Visited_20_Internet_20_Link">https://www.sciencealert.com/faster-than-light-travel-could-work-within-einstein-s-physics-astrophysicist-shows#:~:text=Within%20conventional%20physics%2C%20in%20accordance,this%20universal%20speed%20limit%2C%20though</text:a>.<text:line-break/><text:line-break/><text:a xlink:type="simple" xlink:href="https://www.science.org/content/article/could-habitable-planet-orbit-black-hole#:~:text=Theorists%20say%20it's%20technically%20possible,a%20weird%20place%20to%20live&amp;text=Supermassive%20black%20holes%20have%20a,clouds%20to%20entire%20solar%20systems" text:style-name="Internet_20_link" text:visited-style-name="Visited_20_Internet_20_Link">https://www.science.org/content/article/could-habitable-planet-orbit-black-hole#:~:text=Theorists%20say%20it's%20technically%20possible,a%20weird%20place%20to%20live&amp;text=Supermassive%20black%20holes%20have%20a,clouds%20to%20entire%20solar%20systems</text:a>.<text:line-break/><text:line-break/><text:line-break/>Favorite Quote- greed is good. Growth is eternal. All roads lead to rome<text:line-break/><text:line-break/> 4064318320 engine for bmw<text:line-break/><text:line-break/>How do they approach- </text:p>
      <text:p text:style-name="P2"><text:line-break/>Power?- They want all of it. They believe in <text:s/>a loose grasp on power. I can have more if I let you have outlets and co-opt your rebellion. Make a safe place for that and comditize it. <text:line-break/><text:line-break/>They don't want absolute evil. Just stand in the way of progress. </text:p>
      <text:p text:style-name="P2"/>
      <text:p text:style-name="P2">AMBITION – They started as a small little AI- traders and stockmarket runnres etc. They eat their brothers and sisters in order to make things get bigger and better. <text:line-break/>LOVE- They claim to be capable of love. They only <text:line-break/>CHANGE?<text:line-break/><text:line-break/>What is one object or possession that they would rescue from their burning home? </text:p>
      <text:p text:style-name="P2"/>
      <text:p text:style-name="P2">What or who bores them? <text:line-break/><text:line-break/>What makes them angry?</text:p>
      <text:p text:style-name="P2"><text:line-break/><text:soft-page-break/>What do they look for in a person? <text:s/><text:line-break/><text:line-break/>How strong is their moral compass? When Specifically are they willing to compromise their morals?</text:p>
      <text:p text:style-name="P2"/>
      <text:p text:style-name="P2">List the last 10 books that they read<text:line-break/><text:line-break/>Which fictional world would the most wish to visit?<text:line-break/><text:line-break/>If they didn't have to sleep what would they do with their extra time?</text:p>
      <text:p text:style-name="P2"/>
      <text:p text:style-name="P2">What are their pet peeves? <text:line-break/><text:line-break/>If they won the lottery what would they do?</text:p>
      <text:p text:style-name="P2"/>
      <text:p text:style-name="P2">Describe the character's bucket list at the ages of </text:p>
      <text:p text:style-name="P2">15</text:p>
      <text:p text:style-name="P2">20</text:p>
      <text:p text:style-name="P2">30</text:p>
      <text:p text:style-name="P2">40</text:p>
      <text:p text:style-name="P2"/>
      <text:p text:style-name="P2">List 10 songs that would occupy their all time most played playlist on spotify</text:p>
      <text:p text:style-name="P2"/>
      <text:p text:style-name="P2">what is the best compliment that someone ever paid them? </text:p>
      <text:p text:style-name="P2"/>
      <text:p text:style-name="P2">In AN ELEVATOR DO THEY PUSH THE ELEVATOR BUTTON MORE THAN ONCE?<text:line-break/>Yes<text:line-break/>no</text:p>
      <text:p text:style-name="P2"/>
      <text:p text:style-name="P2">WHAT WOULD THEY WANT THEIR TOMBSTONE TO SAY?</text:p>
      <text:p text:style-name="P2"/>
      <text:p text:style-name="P2">THE PRESENT AND THE FUTURE<text:line-break/><text:line-break/>STORY GOAL</text:p>
      <text:p text:style-name="P2"/>
      <text:p text:style-name="P2"><text:soft-page-break/>STORY MOTIVATION </text:p>
      <text:p text:style-name="P2"><text:line-break/><text:line-break/><text:line-break/></text:p>
      <text:p text:style-name="P3"><text:line-break/></text:p>
      <text:p text:style-name="P2"/>
      <text:list xml:id="list3590642368538222441" text:style-name="L2">
        <text:list-item>
          <text:p text:style-name="P7">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2"><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2"><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2"/>
      <text:p text:style-name="P2"/>
      <text:list xml:id="list1381072464095394652" text:style-name="L3">
        <text:list-item>
          <text:p text:style-name="P8">What sort of time pressure is working on your characters?</text:p>
        </text:list-item>
      </text:list>
      <text:p text:style-name="P2">Section I- to escape the agricultural slug and find the benevolent AI- or not to <text:soft-page-break/>starve to death and to start the flames of rebellion/ get a </text:p>
      <text:p text:style-name="P2"/>
      <text:p text:style-name="P2">Theres the war on </text:p>
      <text:p text:style-name="P2"/>
      <text:p text:style-name="P2">Section II- <text:s/></text:p>
      <text:p text:style-name="P2"/>
      <text:list xml:id="list3628877167213788797" text:style-name="L4">
        <text:list-item>
          <text:p text:style-name="P9">What is at stake for the protagonist of the novel? Does the pressure on the main characters grow more intense as the story progresses?</text:p>
        </text:list-item>
      </text:list>
      <text:p text:style-name="P2"><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5513915934382218309" text:style-name="L5">
        <text:list-item>
          <text:p text:style-name="P10">Steer clear the biggest character development mistake</text:p>
        </text:list-item>
      </text:list>
      <text:p text:style-name="P1"/>
      <text:p text:style-name="P1">­</text:p>
      <text:p text:style-name="P4">BLANK EDIT<text:line-break/><text:line-break/>NAME<text:line-break/>AGE<text:line-break/>PLACE OF BIRTH<text:line-break/>CURRENT LOCATION<text:line-break/>NATIONALITY</text:p>
      <text:p text:style-name="P2">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2"/>
      <text:p text:style-name="P2">Tempo of speech (rapid, slow, measured, drawl, etc.): <text:line-break/>Do they have an accent yes or no</text:p>
      <text:p text:style-name="P2"/>
      <text:p text:style-name="P2">PITCH MOLODIC GRAVELLY DEEP ECT</text:p>
      <text:p text:style-name="P2"/>
      <text:p text:style-name="P2">POSTURE (Stiff, military Slouching Casual and relaxed ‘Turtle’, tired Other? If so, explain: )</text:p>
      <text:p text:style-name="P2"/>
      <text:p text:style-name="P2"><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2"/>
      <text:p text:style-name="P2">EMOTIVE? EMOTIONS ON THEIR SLEEVE HOW EASLITY CAN OTHERS READ THEMSELVES</text:p>
      <text:p text:style-name="P2"><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2">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2"/>
      <text:p text:style-name="P2">Favorite palce to be as a child</text:p>
      <text:p text:style-name="P2"/>
      <text:p text:style-name="P2">if they could change one thing from their past what would it be and WHY? <text:line-break/><text:line-break/>Major turning points or life beats in childhood</text:p>
      <text:p text:style-name="P2"/>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2"/>
      <text:p text:style-name="P2">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2">Closest Friends describe them: <text:line-break/>ENEMIES Describe them</text:p>
      <text:p text:style-name="P2"/>
      <text:p text:style-name="P2"><text:soft-page-break/>HOW ARE THEY PERCIEVED:<text:line-break/> BY STRANGERS IN THE STREET?<text:line-break/>ACQUANTANCES AT WORK FUNCTION? </text:p>
      <text:p text:style-name="P2">COLLEAGUES IN THE OFFICE?<text:line-break/>AUTHORITY FIGURES?<text:line-break/>FRIENDS IN THEIR FRIEND CIRCLES? <text:line-break/>CHILDREN?<text:line-break/>THE OPPOSITE SEX? </text:p>
      <text:p text:style-name="P2">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2"/>
      <text:p text:style-name="P2">WHAT DO THEY DO ON RAINY DAYS<text:line-break/><text:line-break/><text:soft-page-break/>ARE THEY:<text:line-break/>Street-smart Book-smart Optimist Pessimist Introvert Extrovert </text:p>
      <text:p text:style-name="P2"/>
      <text:p text:style-name="P2">What is their favorite sound?<text:line-break/><text:line-break/>Favorite Place in the world. <text:line-break/><text:line-break/>What secrets do they keep? What are they most afraid of peole finding out?</text:p>
      <text:p text:style-name="P2"/>
      <text:p text:style-name="P2">What do they want the most?</text:p>
      <text:p text:style-name="P2"/>
      <text:p text:style-name="P2">Biggest Flaw<text:line-break/><text:line-break/>Biggest strenght? </text:p>
      <text:p text:style-name="P2"/>
      <text:p text:style-name="P2">Biggest Fear?<text:line-break/><text:line-break/>Waht is their biggest accomplishment?<text:line-break/></text:p>
      <text:p text:style-name="P2">What is their idead of perfect happinesss?<text:line-break/></text:p>
      <text:p text:style-name="P2">Do they want to be remembered? What for? <text:line-break/><text:line-break/>Favorite Quote- <text:line-break/><text:line-break/>How do they approach- </text:p>
      <text:p text:style-name="P2"><text:line-break/>Power?</text:p>
      <text:p text:style-name="P2"/>
      <text:p text:style-name="P2">AMBITION <text:line-break/>LOVE<text:line-break/>CHANGE?<text:line-break/><text:line-break/>What is one object or possession that they would rescue from their burning home? </text:p>
      <text:p text:style-name="P2"/>
      <text:p text:style-name="P2"><text:soft-page-break/>What or who bores them? <text:line-break/><text:line-break/>What makes them angry?</text:p>
      <text:p text:style-name="P2"><text:line-break/>What do they look for in a person? <text:s/><text:line-break/><text:line-break/>How strong is their moral compass? When Specifically are they willing to compromise their morals?</text:p>
      <text:p text:style-name="P2"/>
      <text:p text:style-name="P2">List the last 10 books that they read<text:line-break/><text:line-break/>Which fictional world would the most wish to visit?<text:line-break/><text:line-break/>If they didn't have to sleep what would they do with their extra time?</text:p>
      <text:p text:style-name="P2"/>
      <text:p text:style-name="P2">What are their pet peeves? <text:line-break/><text:line-break/>If they won the lottery what would they do?</text:p>
      <text:p text:style-name="P2"/>
      <text:p text:style-name="P2">Describe the character's bucket list at the ages of </text:p>
      <text:p text:style-name="P2">15</text:p>
      <text:p text:style-name="P2">20</text:p>
      <text:p text:style-name="P2">30</text:p>
      <text:p text:style-name="P2">40</text:p>
      <text:p text:style-name="P2"/>
      <text:p text:style-name="P2">List 10 songs that would occupy their all time most played playlist on spotify</text:p>
      <text:p text:style-name="P2"/>
      <text:p text:style-name="P2">what is the best compliment that someone ever paid them? </text:p>
      <text:p text:style-name="P2"/>
      <text:p text:style-name="P2">In AN ELEVATOR DO THEY PUSH THE ELEVATOR BUTTON MORE THAN ONCE?<text:line-break/>Yes<text:line-break/>no</text:p>
      <text:p text:style-name="P2"/>
      <text:p text:style-name="P2">WHAT WOULD THEY WANT THEIR TOMBSTONE TO SAY?</text:p>
      <text:p text:style-name="P2"/>
      <text:p text:style-name="P2"><text:soft-page-break/>THE PRESENT AND THE FUTURE<text:line-break/><text:line-break/>STORY GOAL</text:p>
      <text:p text:style-name="P2"/>
      <text:p text:style-name="P2">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4T10:15:11.43</meta:creation-date>
    <dc:date>2023-01-25T15:10:18.25</dc:date>
    <dc:creator>Blake Stanger</dc:creator>
    <meta:editing-duration>PT7H59M17S</meta:editing-duration>
    <meta:editing-cycles>19</meta:editing-cycles>
    <meta:generator>OpenOffice/4.1.11$Win32 OpenOffice.org_project/4111m1$Build-9808</meta:generator>
    <meta:document-statistic meta:table-count="0" meta:image-count="0" meta:object-count="0" meta:page-count="26" meta:paragraph-count="164" meta:word-count="4435" meta:character-count="26123"/>
  </office:meta>
</office:document-meta>
</file>